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700d" officeooo:paragraph-rsid="001e700d"/>
    </style:style>
    <style:style style:name="P2" style:family="paragraph" style:parent-style-name="Standard">
      <style:text-properties officeooo:rsid="00206033" officeooo:paragraph-rsid="00208e2d"/>
    </style:style>
    <style:style style:name="P3" style:family="paragraph" style:parent-style-name="Standard">
      <style:text-properties officeooo:rsid="002127b2" officeooo:paragraph-rsid="002127b2"/>
    </style:style>
    <style:style style:name="T1" style:family="text">
      <style:text-properties officeooo:rsid="001e700d"/>
    </style:style>
    <style:style style:name="T2" style:family="text">
      <style:text-properties officeooo:rsid="00206033"/>
    </style:style>
    <style:style style:name="T3" style:family="text">
      <style:text-properties officeooo:rsid="00208e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fter seeing that one of the wires (121) shows a lower signal amplitude than expected. <text:span text:style-name="T2">We l</text:span>ooked at the waveforms for wires 119-125 where a signal was picked up. </text:p>
      <text:p text:style-name="P1"/>
      <text:p text:style-name="P2">The induced signal detected by the positive ions <text:span text:style-name="T3">drifting</text:span> towards the cathode is opposite in polarity to the signal detected by the electrons <text:span text:style-name="T3">drifting</text:span> away from it. <text:span text:style-name="T1">The waveform <text:s text:c="2"/>for 121 (shown below) indicates that the </text:span>induced signal is <text:span text:style-name="T3">much</text:span> larger than the avalanche <text:span text:style-name="T3">signal. <text:s/>Most likely due to wire 120 having the highest signal amplitude. The reason that wire 119 doesn’t experience the same signal drop as 121 maybe due to the trajectory that the laser beam takes in the chamber., i.e. more electrons hit 119 than 121. </text:span></text:p>
      <text:p text:style-name="P2"/>
      <text:p text:style-name="P3">The peak for wire 123 is also smaller than that of 124, this should be the other way around. </text:p>
      <text:p text:style-name="P3"/>
      <text:p text:style-name="P2"><text:span text:style-name="T3">The next step would be to use the laser simulation to look at the trajectory of the beam with respect to these wires. </text:span></text:p>
      <text:p text:style-name="P2"/>
      <text:p text:style-name="P3">The images below show the waveforms of wires 119-121, 123 and 1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3:46:17.300048357</meta:creation-date>
    <dc:date>2018-06-21T14:20:13.980251034</dc:date>
    <meta:editing-duration>PT3M26S</meta:editing-duration>
    <meta:editing-cycles>1</meta:editing-cycles>
    <meta:document-statistic meta:table-count="0" meta:image-count="0" meta:object-count="0" meta:page-count="1" meta:paragraph-count="5" meta:word-count="172" meta:character-count="963" meta:non-whitespace-character-count="789"/>
    <meta:generator>LibreOffice/5.3.1.2$Linux_X86_64 LibreOffice_project/30m0$Build-2</meta:generator>
  </office:meta>
</office:document-meta>
</file>